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772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PROJECT GO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basic Wikipedia web scraper with UI that downloads outputs to host folde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ILESTONES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ESTIMATE</text:p>
          </table:table-cell>
          <table:table-cell table:style-name="ce2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 in any Wikipedia URL and scrape the basic conten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 outputs be saved to current host directory no matter location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ow Scrape button to be used over and over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arch and establish proper build setup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 readme for final product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 sure all of the paragraphs are properly spaced with line break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sure numbers in text point down to numbered reference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e output filename as name of article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 default size of window.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ve outputs into their own output folder.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 any quote boxes in their proper place in the article.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 any info boxes near the top of the article.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D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meta:initial-creator>Matthew Willard</meta:initial-creator>
    <meta:creation-date>2022-10-08T09:26:08Z</meta:creation-date>
    <dc:date>2022-10-21T10:40:42.976000000</dc:date>
    <meta:editing-cycles>4</meta:editing-cycles>
    <meta:editing-duration>PT14M29S</meta:editing-duration>
    <meta:document-statistic meta:table-count="1" meta:cell-count="36" meta:object-count="0"/>
  </office:meta>
</office:document-meta>
</file>